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aaa" officeooo:paragraph-rsid="00170aaa"/>
    </style:style>
    <style:style style:name="P2" style:family="paragraph" style:parent-style-name="Standard">
      <style:text-properties officeooo:rsid="00170b4e" officeooo:paragraph-rsid="00170b4e"/>
    </style:style>
    <style:style style:name="P3" style:family="paragraph" style:parent-style-name="Standard">
      <style:text-properties officeooo:rsid="00173415" officeooo:paragraph-rsid="00173415"/>
    </style:style>
    <style:style style:name="P4" style:family="paragraph" style:parent-style-name="Standard">
      <style:text-properties officeooo:rsid="0017e417" officeooo:paragraph-rsid="0017e417"/>
    </style:style>
    <style:style style:name="P5" style:family="paragraph" style:parent-style-name="Standard">
      <style:text-properties officeooo:rsid="0018c444" officeooo:paragraph-rsid="0018c444"/>
    </style:style>
    <style:style style:name="P6" style:family="paragraph" style:parent-style-name="Standard">
      <style:text-properties officeooo:rsid="001aab66" officeooo:paragraph-rsid="001aab66"/>
    </style:style>
    <style:style style:name="P7" style:family="paragraph" style:parent-style-name="Standard">
      <style:text-properties officeooo:rsid="001b7591" officeooo:paragraph-rsid="001b7591"/>
    </style:style>
    <style:style style:name="P8" style:family="paragraph" style:parent-style-name="Standard">
      <style:text-properties officeooo:rsid="001d8cb8" officeooo:paragraph-rsid="001d8cb8"/>
    </style:style>
    <style:style style:name="P9" style:family="paragraph" style:parent-style-name="Standard">
      <style:text-properties officeooo:rsid="001e97e4" officeooo:paragraph-rsid="001e97e4"/>
    </style:style>
    <style:style style:name="P10" style:family="paragraph" style:parent-style-name="Standard">
      <style:text-properties officeooo:rsid="00201059" officeooo:paragraph-rsid="00201059"/>
    </style:style>
    <style:style style:name="P11" style:family="paragraph" style:parent-style-name="Standard">
      <style:text-properties officeooo:rsid="0021c8b5" officeooo:paragraph-rsid="0021c8b5"/>
    </style:style>
    <style:style style:name="P12" style:family="paragraph" style:parent-style-name="Standard">
      <style:text-properties officeooo:rsid="002339cf" officeooo:paragraph-rsid="002339cf"/>
    </style:style>
    <style:style style:name="P13" style:family="paragraph" style:parent-style-name="Standard">
      <style:text-properties officeooo:rsid="002339cf" officeooo:paragraph-rsid="0024ba44"/>
    </style:style>
    <style:style style:name="P14" style:family="paragraph" style:parent-style-name="Standard">
      <style:text-properties officeooo:rsid="002339cf" officeooo:paragraph-rsid="00266194"/>
    </style:style>
    <style:style style:name="P15" style:family="paragraph" style:parent-style-name="Standard">
      <style:text-properties officeooo:rsid="002339cf" officeooo:paragraph-rsid="0027f728"/>
    </style:style>
    <style:style style:name="T1" style:family="text">
      <style:text-properties officeooo:rsid="00170b4e"/>
    </style:style>
    <style:style style:name="T2" style:family="text">
      <style:text-properties officeooo:rsid="0017e417"/>
    </style:style>
    <style:style style:name="T3" style:family="text">
      <style:text-properties officeooo:rsid="001d2ff9"/>
    </style:style>
    <style:style style:name="T4" style:family="text">
      <style:text-properties officeooo:rsid="001d8cb8"/>
    </style:style>
    <style:style style:name="T5" style:family="text">
      <style:text-properties officeooo:rsid="001ecc74"/>
    </style:style>
    <style:style style:name="T6" style:family="text">
      <style:text-properties officeooo:rsid="001fe5ef"/>
    </style:style>
    <style:style style:name="T7" style:family="text">
      <style:text-properties officeooo:rsid="002252df"/>
    </style:style>
    <style:style style:name="T8" style:family="text">
      <style:text-properties officeooo:rsid="002339cf"/>
    </style:style>
    <style:style style:name="T9" style:family="text">
      <style:text-properties officeooo:rsid="0024ba44"/>
    </style:style>
    <style:style style:name="T10" style:family="text">
      <style:text-properties officeooo:rsid="00266194"/>
    </style:style>
    <style:style style:name="T11" style:family="text">
      <style:text-properties officeooo:rsid="0027f7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stage : </text:p>
      <text:p text:style-name="P1"/>
      <text:p text:style-name="P1">veuillez vous tenir strictement aux modèles de présentation</text:p>
      <text:p text:style-name="P1"/>
      <text:p text:style-name="P1">Éléments obligatoires : </text:p>
      <text:p text:style-name="P1">-couverture ( nom, ref IUT et département, titre «  Rapport de stage » + sujet, ref à l’entreprise, année universitaire, nom des deux tuteurs (entreprise et enseignant ), en bas à gauche la période de stage</text:p>
      <text:p text:style-name="P1">-page blanche </text:p>
      <text:p text:style-name="P1">-page de titre <text:s text:c="3"/>elle sert de page 1 à la pagination </text:p>
      <text:p text:style-name="P1">-remerciements </text:p>
      <text:p text:style-name="P1">-sommaire / table des matières ) </text:p>
      <text:p text:style-name="P1">-introduction ( début numérotation écrite, rien sur page titre, remerciements, sommaire )</text:p>
      <text:p text:style-name="P1">-développement</text:p>
      <text:p text:style-name="P1">-conclusion</text:p>
      <text:p text:style-name="P1"/>
      <text:p text:style-name="P1"><text:span text:style-name="T1">Éléments</text:span> facultatifs :</text:p>
      <text:p text:style-name="P1">-<text:span text:style-name="T1">bibliographie ( si lectures pour les besoins du stage) ;</text:span></text:p>
      <text:p text:style-name="P2">-glossaire ;</text:p>
      <text:p text:style-name="P2">- table des annexes + annexes ( OBLIGATOIRE )</text:p>
      <text:p text:style-name="P2"/>
      <text:p text:style-name="P2">La rédaction :</text:p>
      <text:p text:style-name="P2">Intro : présentation générale du travail demandé et annonce du plan ;</text:p>
      <text:p text:style-name="P2">Conclusion : bilan des points traités et apports sur le plan personnel et professionnel du stage </text:p>
      <text:p text:style-name="P2"/>
      <text:p text:style-name="P2">l’intro et la conclusion se rédigent quand le corps du mémoire est rédigé </text:p>
      <text:p text:style-name="P2"/>
      <text:p text:style-name="P2">1. une présentation de l’entreprise et de la mission confiée :</text:p>
      <text:p text:style-name="P2">Entreprise/ au sujet ;</text:p>
      <text:p text:style-name="P2">Le service informatique + éléments techniques (environnement, logiciels, … ) ;</text:p>
      <text:p text:style-name="P2">description mission ( base du sujet si elle existe, les objectifs, le contexte, définition de la situation, besoins, … ) ;</text:p>
      <text:p text:style-name="P2"/>
      <text:p text:style-name="P3">2. le corps du rapport :</text:p>
      <text:p text:style-name="P3">- situer dans la chronologie des faits à quel moment → planning du déroulement du stage précisant les étapes et les phases de votre stage</text:p>
      <text:p text:style-name="P3">- analyse et présentation, conception et réalisation de votre/vos tâche(s) dans leur déroulement (progression)</text:p>
      <text:p text:style-name="P3"/>
      <text:p text:style-name="P3">Soulignez les choix opérés ( à justifier )</text:p>
      <text:p text:style-name="P3"/>
      <text:p text:style-name="P3">- les difficultés rencontrées et comment vous les avez contournées</text:p>
      <text:p text:style-name="P3">→ sachez prendre du recul par rapport à vos choix et aux paramètres liés au projet </text:p>
      <text:p text:style-name="P3">- <text:span text:style-name="T2">le plan : thématique ou chronologique</text:span></text:p>
      <text:p text:style-name="P3">- <text:span text:style-name="T2">en principe vous avez une tâche principale, si plusieurs, une partie par tâche</text:span></text:p>
      <text:p text:style-name="P3"/>
      <text:p text:style-name="P4">Chaque grande partie (titre explicite ) commence par un paragraphe introductif qui en présente le contenu et le plan ( les sous-parties )</text:p>
      <text:p text:style-name="P4"/>
      <text:p text:style-name="P4">Les niveaux d’analyse : </text:p>
      <text:p text:style-name="P4">le rapport doit présenter les niveaux d’analyse suivants</text:p>
      <text:p text:style-name="P4">Niveau 1 : informations, données objectives ( fonction référentielle ) </text:p>
      <text:p text:style-name="P5"><text:soft-page-break/>Niveau 2 : évaluation critique des données ( fonction expressive )</text:p>
      <text:p text:style-name="P5">Niveau 3 : propositions, solutions préconisées ( fonctions expressive et conative )<text:tab/></text:p>
      <text:p text:style-name="P6">Niveau 4 : notes de bas de page, glossaire ( fonction métalinguistique )</text:p>
      <text:p text:style-name="P6"/>
      <text:p text:style-name="P6"><text:tab/></text:p>
      <text:p text:style-name="P7">La forme :</text:p>
      <text:p text:style-name="P7">- longueur du rapport (intro, développement, conclusion) : au moins 30 pages ;</text:p>
      <text:p text:style-name="P7">- <text:span text:style-name="T3">texte sur une seule colonne ( justifié = alignement gauche/droite) ; recto seul</text:span></text:p>
      <text:p text:style-name="P7">- <text:span text:style-name="T4">police de type TNR 12, calibri 11, Arial 10 pour le texte ( peut être autre pour titre et intertitres )</text:span></text:p>
      <text:p text:style-name="P7">-<text:span text:style-name="T4">interligne 1.5</text:span></text:p>
      <text:p text:style-name="P7">-<text:span text:style-name="T4">numérotation de 1 à n sur l’ensemble du rapport, elle commence à la page titre mais n’apparaît qu’à partir de l’introduction</text:span></text:p>
      <text:p text:style-name="P8">-pas d’en-têtes ni de pieds de pages</text:p>
      <text:p text:style-name="P8"/>
      <text:p text:style-name="P9">La langue :</text:p>
      <text:p text:style-name="P9">-Orthographe et syntaxe soignées </text:p>
      <text:p text:style-name="P9">-Evitez les phrases trop longues </text:p>
      <text:p text:style-name="P9">- N’interpellez pas votre lecteur</text:p>
      <text:p text:style-name="P9">- <text:span text:style-name="T5">Préférez la forme active à la forme passive</text:span></text:p>
      <text:p text:style-name="P9">- <text:span text:style-name="T6">Recours à l’écriture articulée, règle d’empans, mots pleins.</text:span></text:p>
      <text:p text:style-name="P9"/>
      <text:p text:style-name="P9"/>
      <text:p text:style-name="P10">Les tableaux, schémas, pages écrans </text:p>
      <text:p text:style-name="P10">-organigrammes de l’entreprise en annexes</text:p>
      <text:p text:style-name="P10"/>
      <text:p text:style-name="P10"/>
      <text:p text:style-name="P10">bibliographie :</text:p>
      <text:p text:style-name="P10">- toutes les sources documentaires utilisées pour le stage</text:p>
      <text:p text:style-name="P10">- précisez son utilisation ( note bas de page )</text:p>
      <text:p text:style-name="P10"/>
      <text:p text:style-name="P11">Les annexes </text:p>
      <text:p text:style-name="P11">- facultatives</text:p>
      <text:p text:style-name="P11">- documents illustrant les info données dans le corps du rapport, leur nombre max est fixé à 10 ( mais chacune peut avoir plusieurs pages )</text:p>
      <text:p text:style-name="P11">- <text:span text:style-name="T7">placées enfin de document</text:span></text:p>
      <text:p text:style-name="P11">- <text:span text:style-name="T7">précédées d’une table des annexes</text:span></text:p>
      <text:p text:style-name="P11">- <text:span text:style-name="T8">portent un titre, numérotées ( mais la pagination n’est pas imposée ) ; sources mentionnées</text:span></text:p>
      <text:p text:style-name="P11">- <text:span text:style-name="T8">classement = ordre d’apparition</text:span></text:p>
      <text:p text:style-name="P11"/>
      <text:p text:style-name="P12">glossaire : </text:p>
      <text:p text:style-name="P12">facultatif </text:p>
      <text:p text:style-name="P12">recense le voc d’un domaine précis</text:p>
      <text:p text:style-name="P12">supérieur à 15 mots </text:p>
      <text:p text:style-name="P13">le signaler dans le rapport par *</text:p>
      <text:p text:style-name="P13"/>
      <text:p text:style-name="P13"><text:span text:style-name="T9">la fiche bibliothèque </text:span></text:p>
      <text:p text:style-name="P13"><text:span text:style-name="T9">fiche à intégrer au rapport </text:span></text:p>
      <text:p text:style-name="P13"><text:span text:style-name="T9">rapports ayant une note sup à 13/20 consultables </text:span></text:p>
      <text:p text:style-name="P13"><text:span text:style-name="T9">2 info importantes :</text:span></text:p>
      <text:p text:style-name="P13">- <text:span text:style-name="T9">mots clés = termes caractéristiques du travail effectué et du domaine</text:span></text:p>
      <text:p text:style-name="P14">- <text:span text:style-name="T10">résumé court ( 3 à 5 lignes ) l’essentiel du contenu ( concision )</text:span></text:p>
      <text:p text:style-name="P14"/>
      <text:p text:style-name="P14"><text:soft-page-break/><text:span text:style-name="T10">Soutenance : 20 min de présentation + 10 min de question</text:span></text:p>
      <text:p text:style-name="P14"><text:span text:style-name="T10">présentation lieu du stage, présentation entreprise/sujet</text:span></text:p>
      <text:p text:style-name="P15"><text:span text:style-name="T10">la tâche confiée : point de départ, objectifs, les moyens mis en œuvre/réalisation et les aboutissants </text:span></text:p>
      <text:p text:style-name="P15"><text:span text:style-name="T11">conclusion : synthèse du travail réalisés, les apports ( perso et pro)</text:span></text:p>
      <text:p text:style-name="P15"><text:span text:style-name="T11">peu ou pas de notes, surtout ne pas lire </text:span></text:p>
      <text:p text:style-name="P15"><text:span text:style-name="T11">PAO à soigner </text:span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48:47.394122454</meta:creation-date>
    <dc:date>2018-04-05T15:54:19.439898529</dc:date>
    <meta:editing-duration>PT42M54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3" meta:paragraph-count="81" meta:word-count="715" meta:character-count="4231" meta:non-whitespace-character-count="3565"/>
  </office:meta>
</office:document-meta>
</file>